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7afd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7afde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7afde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7afd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صَّـٰٓفَّـٰت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وَالصَّـٰٓـفَّـٰتِ صَفّاً </text:span><text:span text:style-name="T3">(1)</text:span><text:span text:style-name="T2"> فَالزَّ؛جِرَ؛تِ زَجْراً </text:span><text:span text:style-name="T3">(2)</text:span><text:span text:style-name="T2"> فَالتَّـٰلِيَـٰتِ ذِكْراٗ </text:span><text:span text:style-name="T3">(3)</text:span><text:span text:style-name="T2"> اِنَّ إِچَهَكُمْ لَوَ؛حِدٌؐ </text:span><text:span text:style-name="T3">(4)</text:span><text:span text:style-name="T2"> رَّبُّ </text:span><text:span text:style-name="T5">۴</text:span><text:span text:style-name="T2">لسَّمَـٰوَ؛تِ وَالاَرْضِ وَمَا بَيْنَهُمَا وَرَبُّ </text:span><text:span text:style-name="T5">۴</text:span><text:span text:style-name="T2">لْمَشَـٰرۣقِؐ </text:span><text:span text:style-name="T3">(5)</text:span><text:span text:style-name="T2"> إِنَّا زَيَّنَّا </text:span><text:span text:style-name="T5">۰</text:span><text:span text:style-name="T2">لسَّمَآءَ </text:span><text:span text:style-name="T5">۰</text:span><text:span text:style-name="T2">لدُّنْيۭا بِـزۣينَةِ </text:span><text:span text:style-name="T5">۱</text:span><text:span text:style-name="T2">لْكَوَاكِبِؐ </text:span><text:span text:style-name="T3">(6)</text:span><text:span text:style-name="T2"> وَحِفْظاً مِّــن كُلِّ شَيْطَـٰــنٍ مَّارۣدٍؐ </text:span><text:span text:style-name="T3">(7)</text:span><text:span text:style-name="T2"> لاَّ يَسْمَعُونَ إِلَــي </text:span><text:span text:style-name="T5">۰</text:span><text:span text:style-name="T2">لْمَلِإَ </text:span><text:span text:style-name="T5">۱</text:span><text:span text:style-name="T2">لاَعْلۭيٰ وَيُقْذَفُونَ مِن كُلِّ جَانِبٍؐ </text:span><text:span text:style-name="T3">(8)</text:span><text:span text:style-name="T2"> دُحُوراًؐ وَلَهُمْ عَذَابٌ وَاصِب٘ </text:span><text:span text:style-name="T3">(9)</text:span><text:span text:style-name="T2"> اِلاَّ مَــنْ خَطِفَ </text:span><text:span text:style-name="T5">۰</text:span><text:span text:style-name="T2">لْخَطْفَةَ فَأَتْبَعَهُ„ شِهَابٌ ثَاقِبٌؐ </text:span><text:span text:style-name="T3">(10)</text:span><text:span text:style-name="T2"> فَاسْتَفْتِهِمُ; أَهُمُ; أَشَدُّ خَلْقاٗ اَم مَّــنْ خَلَقْنَآؐ</text:span></text:p>
      <text:p text:style-name="P3" loext:marker-style-name="T2"/>
      <text:p text:style-name="P4" loext:marker-style-name="T2"><text:span text:style-name="T2">458</text:span></text:p>
      <text:p text:style-name="P2" loext:marker-style-name="T2"><text:span text:style-name="T2">إِنَّا خَلَقْنَـٰهُم مِّن طِينٍ چَّـزۣبٙؐ </text:span><text:span text:style-name="T3">(11)</text:span><text:span text:style-name="T2"> بَلْ عَجِبْــتَ وَيَسْخَرُونَؐ </text:span><text:span text:style-name="T3">(12)</text:span><text:span text:style-name="T2"> وَإِذَا ذُكِّرُواْ لاَ يَذْكُرُونَؐ </text:span><text:span text:style-name="T3">(13)</text:span><text:span text:style-name="T2"> وَإِذَا رَأَوَاْ —ايَةً يَسْتَسْخِرُونَؐ </text:span><text:span text:style-name="T3">(14)</text:span><text:span text:style-name="T2"> وَقَالُوٓاْ إِنْ هَـٰذَآ إِلاَّ سِحْرٌ مُّبِين٘ </text:span><text:span text:style-name="T3">(15)</text:span><text:span text:style-name="T2"> اَ.ذَا مِتْنَا وَكُنَّا تُرَاباً وَعِظَـٰماٗ اِنَّا لَمَبْعُوثُونَ </text:span><text:span text:style-name="T3">(16)</text:span><text:span text:style-name="T2"> أَوَءَابَآؤُنَا </text:span><text:span text:style-name="T5">۰</text:span><text:span text:style-name="T2">لاَوَّلُونَؐ </text:span><text:span text:style-name="T3">(17)</text:span><text:span text:style-name="T2"> قُــلْ نَعَمْ وَأَنتُمْ دَ؛خِرُونَؐ </text:span><text:span text:style-name="T3">(18)</text:span><text:span text:style-name="T2"> فَإِنَّمَا هِيَ زَجْرَةٌ وَ؛حِدَةٌ فَإِذَا هُمْ يَنظُرُونَؐ </text:span><text:span text:style-name="T3">(19)</text:span><text:span text:style-name="T2"> وَقَالُواْ يَـٰوَيْلَنَا هَـٰذَا يَوْمُ </text:span><text:span text:style-name="T5">۴</text:span><text:span text:style-name="T2">لدِّينِؐ </text:span><text:span text:style-name="T3">(20)</text:span><text:span text:style-name="T2"> هَـٰذَا يَوْمُ </text:span><text:span text:style-name="T5">۴</text:span><text:span text:style-name="T2">لْفَصْلِ </text:span><text:span text:style-name="T5">۱ﻟ﮲</text:span><text:span text:style-name="T2"> كُنتُم بِهِ” تُكَذِّبُونَؐ </text:span><text:span text:style-name="T3">(21)</text:span><text:span text:style-name="T2"> ¥ </text:span><text:span text:style-name="T5">۸</text:span><text:span text:style-name="T2">حْشُرُواْ </text:span><text:span text:style-name="T5">۴</text:span><text:span text:style-name="T2">لذِيــنَ ظَلَمُواْ وَأَزْوَ؛جَهُمْ وَمَا كَانُواْ يَعْبُدُونَ </text:span><text:span text:style-name="T3">(22)</text:span><text:span text:style-name="T2"> مِن دُونِ </text:span><text:span text:style-name="T5">۱</text:span><text:span text:style-name="T2">للَّهِ فَاهْدُوهُمُ; إِلَيٰ صِرَ؛طِ </text:span><text:span text:style-name="T5">۱</text:span><text:span text:style-name="T2">لْجَحِيمِؐ </text:span><text:span text:style-name="T3">(23)</text:span><text:span text:style-name="T2"> وَقِفُوهُمُ; إِنَّهُم مَّسْـُٔولُونَؐ </text:span><text:span text:style-name="T3">(24)</text:span><text:span text:style-name="T2"> مَا لَكُمْ لاَ تَنَاصَرُونَؐ </text:span><text:span text:style-name="T3">(25)</text:span><text:span text:style-name="T2"> بَلْ هُمُ </text:span><text:span text:style-name="T5">۴</text:span><text:span text:style-name="T2">لْيَوْمَ مُسْتَسْلِمُونَؐ </text:span><text:span text:style-name="T3">(26)</text:span><text:span text:style-name="T2"> وَأَقْبَلَ بَعْضُهُمْ عَلَيٰ بَعْـضٍ يَتَسَآءَلُونَؐ </text:span><text:span text:style-name="T3">(27)</text:span><text:span text:style-name="T2"> قَالُوٓاْ إِنَّكُمْ كُنتُمْ تَاتُونَنَا عَنِ </text:span><text:span text:style-name="T5">۱</text:span><text:span text:style-name="T2">لْيَمِينِؐ </text:span><text:span text:style-name="T3">(28)</text:span><text:span text:style-name="T2"> قَالُواْ بَل لَّمْ تَكُونُواْ مُومِنِينَؐ </text:span><text:span text:style-name="T3">(29)</text:span><text:span text:style-name="T2"> وَمَا كَانَ لَنَا عَلَيْكُم مِّــن سُلْطَـٰنٙ بَلْ كُنتُمْ قَوْماً طَـٰغِينَؐ </text:span><text:span text:style-name="T3">(30)</text:span><text:span text:style-name="T2"> فَحَــقَّ عَلَيْنَا قَوْلُ رَبِّنَآ إِنَّا لَذَآئِقُونَ </text:span><text:span text:style-name="T3">(31)</text:span><text:span text:style-name="T2"> فَأَغْوَيْنَـٰكُمُ; إِنَّا كُنَّا غَـٰوۣينَؐ</text:span></text:p>
      <text:p text:style-name="P3" loext:marker-style-name="T2"/>
      <text:p text:style-name="P4" loext:marker-style-name="T2"><text:span text:style-name="T2">459</text:span></text:p>
      <text:p text:style-name="P2" loext:marker-style-name="T2"><text:span text:style-name="T3">(32)</text:span><text:span text:style-name="T2"> فَإِنَّهُمْ يَوْمَئِذٍ فِى </text:span><text:span text:style-name="T5">۱</text:span><text:span text:style-name="T2">لْعَذَابِ مُشْتَرۣكُونَؐ </text:span><text:span text:style-name="T3">(33)</text:span><text:span text:style-name="T2"> إِنَّا كَذَ؛لِــكَ نَفْعَلُ بِاڤْمُجْرۣمِينَؐ </text:span><text:span text:style-name="T3">(34)</text:span><text:span text:style-name="T2"> إِنَّهُمْ كَانُوٓاْ إِذَا قِيــلَ لَهُمْ لآَ إِچَهَ إِلاَّ </text:span><text:span text:style-name="T5">۰</text:span><text:span text:style-name="T2">للَّهُ يَسْتَكْبِرُونَ </text:span><text:span text:style-name="T3">(35)</text:span><text:span text:style-name="T2"> وَيَقُولُونَ أَئنَّا لَتَارۣكُوٓاْ ءَالِهَتِنَا لِشَاعِرٍ مَّجْنُونٙؐ </text:span><text:span text:style-name="T3">(36)</text:span><text:span text:style-name="T2"> بَلْ جَآءَ بِالْحَقِّ وَصَدَّقَ </text:span><text:span text:style-name="T5">۰</text:span><text:span text:style-name="T2">لْمُرْسَلِينَؐ </text:span><text:span text:style-name="T3">(37)</text:span><text:span text:style-name="T2"> إِنَّكُمْ لَذَآئِقُواْ </text:span><text:span text:style-name="T5">۴</text:span><text:span text:style-name="T2">لْعَذَابِ </text:span><text:span text:style-name="T5">۱</text:span><text:span text:style-name="T2">لاَلِيمِؐ </text:span><text:span text:style-name="T3">(38)</text:span><text:span text:style-name="T2"> وَمَا تُجْزَوْنَ إِلاَّ مَا كُنتُمْ تَعْمَلُونَ </text:span><text:span text:style-name="T3">(39)</text:span><text:span text:style-name="T2"> إِلاَّ عِبَادَ </text:span><text:span text:style-name="T5">۰</text:span><text:span text:style-name="T2">للَّهِ </text:span><text:span text:style-name="T5">۱</text:span><text:span text:style-name="T2">ڤْمُخْلَصِينَؐ </text:span><text:span text:style-name="T3">(40)</text:span><text:span text:style-name="T2"> ٱُوْلَئِــكَ لَهُمْ رۣزْقٌ مَّعْلُومٌ </text:span><text:span text:style-name="T3">(41)</text:span><text:span text:style-name="T2"> فَوَ؛كِهُؐ وَهُم مُّكْرَمُونَ </text:span><text:span text:style-name="T3">(42)</text:span><text:span text:style-name="T2"> فِى جَنَّـٰتِ </text:span><text:span text:style-name="T5">۱</text:span><text:span text:style-name="T2">لنَّعِيمِ </text:span><text:span text:style-name="T3">(43)</text:span><text:span text:style-name="T2"> عَلَيٰ سُرُرٍ مُّتَقَـٰبِلِينَؐ </text:span><text:span text:style-name="T3">(44)</text:span><text:span text:style-name="T2"> يُطَافُ عَلَيْهِم بِكَأْسٍ مِّن مَّعِينٙ </text:span><text:span text:style-name="T3">(45)</text:span><text:span text:style-name="T2"> بَيْضَآءَ لَذَّةٍ لِّلشَّـٰرۣبِينَ </text:span><text:span text:style-name="T3">(46)</text:span><text:span text:style-name="T2"> لاَ فِيهَا غَوْلٌ وَلاَ هُمْ عَنْهَا يُنزَفُونَؐ </text:span><text:span text:style-name="T3">(47)</text:span><text:span text:style-name="T2"> وَعِندَهُمْ قَـٰصِرَ؛تُ </text:span><text:span text:style-name="T5">۴</text:span><text:span text:style-name="T2">لطَّرْفِ عِيـنٌ </text:span><text:span text:style-name="T3">(48)</text:span><text:span text:style-name="T2"> كَأَنَّهُنَّ بَيْــضٌ مَّكْنُونٌؐ </text:span><text:span text:style-name="T3">(49)</text:span><text:span text:style-name="T2"> فَأَقْبَلَ بَعْضُهُمْ عَلَيٰ بَعْضٍ يَتَسَآءَلُونَؐ </text:span><text:span text:style-name="T3">(50)</text:span><text:span text:style-name="T2"> ® قَالَ قَآئِلٌ مِّنْهُمُ; إِنِّى كَانَ لِى قَرۣينٌ </text:span><text:span text:style-name="T3">(51)</text:span><text:span text:style-name="T2"> يَقُولُ أَ.نَّــكَ لَمِــنَ </text:span><text:span text:style-name="T5">۰</text:span><text:span text:style-name="T2">لْمُصَدِّقِينَ </text:span><text:span text:style-name="T3">(52)</text:span><text:span text:style-name="T2"> أَ.ذَا مِتْنَا وَكُنَّا تُرَاباً وَعِظَـٰماٗ اِنَّا لَمَدِينُونَؐ </text:span><text:span text:style-name="T3">(53)</text:span><text:span text:style-name="T2"> قَالَ هَــلَ اَنتُم مُّطَّلِعُونَ </text:span><text:span text:style-name="T3">(54)</text:span><text:span text:style-name="T2"> فَاطَّلَعَ فَرۭءۭاهُ فِى سَوَآءِ</text:span></text:p>
      <text:p text:style-name="P3" loext:marker-style-name="T2"/>
      <text:p text:style-name="P4" loext:marker-style-name="T2"><text:span text:style-name="T2">460</text:span></text:p>
      <text:p text:style-name="P2" loext:marker-style-name="T2"><text:span text:style-name="T5">۱</text:span><text:span text:style-name="T2">لْجَحِيمِؐ </text:span><text:span text:style-name="T3">(55)</text:span><text:span text:style-name="T2"> قَالَ تَاللَّهِ إِن كِدتَّ لَتُرْدِينِ” </text:span><text:span text:style-name="T3">(56)</text:span><text:span text:style-name="T2"> وَلَوْلاَ نِعْمَةُ رَبِّى لَكُنتُ مِــنَ </text:span><text:span text:style-name="T5">۰</text:span><text:span text:style-name="T2">ڤْمُحْضَرۣينَؐ </text:span><text:span text:style-name="T3">(57)</text:span><text:span text:style-name="T2"> أَفَمَا نَحْنُ بِمَيِّتِينَ </text:span><text:span text:style-name="T3">(58)</text:span><text:span text:style-name="T2"> إِلاَّ مَوْتَتَنَا </text:span><text:span text:style-name="T5">۰</text:span><text:span text:style-name="T2">لاُولۭيٰ وَمَا نَحْنُ بِمُعَذَّبِينَؐ </text:span><text:span text:style-name="T3">(59)</text:span><text:span text:style-name="T2"> إِنَّ هَـٰذَا لَهُوَ </text:span><text:span text:style-name="T5">۰</text:span><text:span text:style-name="T2">لْفَوْزُ </text:span><text:span text:style-name="T5">۴</text:span><text:span text:style-name="T2">لْعَظِيمُؐ </text:span><text:span text:style-name="T3">(60)</text:span><text:span text:style-name="T2"> لِمِثْــلۣ هَـٰذَا فَلْيَعْمَـلِ </text:span><text:span text:style-name="T5">۱</text:span><text:span text:style-name="T2">لْعَـٰمِلُونَؐ </text:span><text:span text:style-name="T3">(61)</text:span><text:span text:style-name="T2"> أَذَ؛لِــكَ خَيْرٌ نُّزُلٗا اَمْ شَجَرَةُ </text:span><text:span text:style-name="T5">۴</text:span><text:span text:style-name="T2">لزَّقُّومِؐ </text:span><text:span text:style-name="T3">(62)</text:span><text:span text:style-name="T2"> إِنَّا جَعَلْنَـٰهَا فِتْنَةً لِّلظَّـٰلِمِينَؐ </text:span><text:span text:style-name="T3">(63)</text:span><text:span text:style-name="T2"> إِنَّهَا شَجَرَةٌ تَخْرُجُ فِىٓ أَصْـلِ </text:span><text:span text:style-name="T5">۱</text:span><text:span text:style-name="T2">لْجَحِيمِ </text:span><text:span text:style-name="T3">(64)</text:span><text:span text:style-name="T2"> طَلْعُهَا كَأَنَّهُ„ رُءُوسسسُ </text:span><text:span text:style-name="T5">۴</text:span><text:span text:style-name="T2">لشَّيَـٰطِينِؐ </text:span><text:span text:style-name="T3">(65)</text:span><text:span text:style-name="T2"> فَإِنَّهُمْ ءَلاَكِلُونَ مِنْهَا فَمَالِـُٔونَ مِنْهَا </text:span><text:span text:style-name="T5">۰</text:span><text:span text:style-name="T2">لْبُطُونَ </text:span><text:span text:style-name="T3">(66)</text:span><text:span text:style-name="T2"> ثُمَّ إِنننَّ لَهُمْ عَلَيْهَا لَشَوْباً مِّــنْ حَمِيمٍؐ </text:span><text:span text:style-name="T3">(67)</text:span><text:span text:style-name="T2"> ثُمَّ إِنَّ مَرْجِعَهُمْ لِإَلَــي </text:span><text:span text:style-name="T5">۰</text:span><text:span text:style-name="T2">لْجَحِيمِؐ </text:span><text:span text:style-name="T3">(68)</text:span><text:span text:style-name="T2"> إِنَّهُمُ; أَلْفَوَاْ —ابَآءَهُمْ ضَآلِّينَ </text:span><text:span text:style-name="T3">(69)</text:span><text:span text:style-name="T2"> فَهُمْ عَلَــيٰٓ ءَاثۭـٰرۣهِمْ يُهْرَعُونَؐ </text:span><text:span text:style-name="T3">(70)</text:span><text:span text:style-name="T2"> وَلَقَد ضَّلَّ قَبْلَهُمُ; أَكْثَرُ </text:span><text:span text:style-name="T5">۴</text:span><text:span text:style-name="T2">لاَوَّلِينَؐ </text:span><text:span text:style-name="T3">(71)</text:span><text:span text:style-name="T2"> وَلَقَدَ اَرْسَلْنَا فِيهِم مُّنذِرۣينَؐ </text:span><text:span text:style-name="T3">(72)</text:span><text:span text:style-name="T2"> فَانظُرْ كَيْفَ كَانَ عَـٰقِبَةُ </text:span><text:span text:style-name="T5">۴</text:span><text:span text:style-name="T2">لْمُنذَرۣينَ </text:span><text:span text:style-name="T3">(73)</text:span><text:span text:style-name="T2"> إِلاَّ عِبَادَ </text:span><text:span text:style-name="T5">۰</text:span><text:span text:style-name="T2">للَّهِ </text:span><text:span text:style-name="T5">۱</text:span><text:span text:style-name="T2">ڤْمُخْلَصِيـنَؐ </text:span><text:span text:style-name="T3">(74)</text:span><text:span text:style-name="T2"> وَلَقَدْ نَادۭيٰنَا نُوحٌؐ فَلَنِعْمَ </text:span><text:span text:style-name="T5">۰</text:span><text:span text:style-name="T2">ڤْمُجِيبُونَؐ </text:span><text:span text:style-name="T3">(75)</text:span><text:span text:style-name="T2"> وَنَجَّيْنَـٰهُ وَأَهْلَهُ„ مِــنَ </text:span><text:span text:style-name="T5">۰</text:span><text:span text:style-name="T2">لْكَرْبِ </text:span><text:span text:style-name="T5">۱</text:span><text:span text:style-name="T2">لْعَظِيمِؐ </text:span><text:span text:style-name="T3">(76)</text:span><text:span text:style-name="T2"> وَجَعَلْنَا ذُرّۣيَّتَهُ„ هُمُ </text:span><text:span text:style-name="T5">۴</text:span><text:span text:style-name="T2">لْبَاقِينَؐ </text:span><text:span text:style-name="T3">(77)</text:span><text:span text:style-name="T2"> وَتَرَكْنَا عَلَيْهِ فِى </text:span><text:span text:style-name="T5">۱</text:span><text:span text:style-name="T2">لاَخِرۣينَؐ </text:span><text:span text:style-name="T3">(78)</text:span></text:p>
      <text:p text:style-name="P3" loext:marker-style-name="T2"/>
      <text:p text:style-name="P4" loext:marker-style-name="T2"><text:span text:style-name="T2">461</text:span></text:p>
      <text:p text:style-name="P2" loext:marker-style-name="T2"><text:span text:style-name="T2">سَچَم٘ عَلَيٰ نُوحٍ فِى </text:span><text:span text:style-name="T5">۱</text:span><text:span text:style-name="T2">لْعَـٰلَمِينَؐ </text:span><text:span text:style-name="T3">(79)</text:span><text:span text:style-name="T2"> إِنَّا كَذَ؛لِكَ نَجْزۣى </text:span><text:span text:style-name="T5">۱</text:span><text:span text:style-name="T2">ڤْمُحْسِنِينَؐ </text:span><text:span text:style-name="T3">(80)</text:span><text:span text:style-name="T2"> إِنَّهُ„ مِنْ عِبَادِنَا </text:span><text:span text:style-name="T5">۰</text:span><text:span text:style-name="T2">لْمُومِنِينَؐ </text:span><text:span text:style-name="T3">(81)</text:span><text:span text:style-name="T2"> ثُمَّ أَغْرَقْنَا </text:span><text:span text:style-name="T5">۰</text:span><text:span text:style-name="T2">لاَخَرۣينَؐ </text:span><text:span text:style-name="T3">(82)</text:span><text:span text:style-name="T2"> © وَإِنَّ مِن شِيعَتِهِ” لِإَبْرَ؛هِيمَ </text:span><text:span text:style-name="T3">(83)</text:span><text:span text:style-name="T2"> إِذْ جَآءَ رَبَّهُ„ بِقَلْــبٍ سَلِيمٖ </text:span><text:span text:style-name="T3">(84)</text:span><text:span text:style-name="T2"> اِذْ قَالَ لَأِبِيهِ وَقَوْمِهِ” مَاذَا تَعْبُدُونَؐ </text:span><text:span text:style-name="T3">(85)</text:span><text:span text:style-name="T2"> أَئفْكاٗ —الِهَةً دُونَ </text:span><text:span text:style-name="T5">۰</text:span><text:span text:style-name="T2">للَّهِ تُرۣيدُونَؐ </text:span><text:span text:style-name="T3">(86)</text:span><text:span text:style-name="T2"> فَمَا ظَنُّكُم بِرَبِّ </text:span><text:span text:style-name="T5">۱</text:span><text:span text:style-name="T2">لْعَـٰلَمِينَؐ </text:span><text:span text:style-name="T3">(87)</text:span><text:span text:style-name="T2"> فَنَظَرَ نَظْرَةً فِى </text:span><text:span text:style-name="T5">۱</text:span><text:span text:style-name="T2">ڤنُّجُومِ </text:span><text:span text:style-name="T3">(88)</text:span><text:span text:style-name="T2"> فَقَالَ إِنِّى سَقِيمٌ </text:span><text:span text:style-name="T3">(89)</text:span><text:span text:style-name="T2"> فَتَوَلَّوْاْ عَنْهُ مُدْبِـرۣينَؐ </text:span><text:span text:style-name="T3">(90)</text:span><text:span text:style-name="T2"> فَرَاغَ إِلَــيٰٓ ءَالِهَتِهِمْ فَقَالَ أَلاَ تَاكُلُونَ </text:span><text:span text:style-name="T3">(91)</text:span><text:span text:style-name="T2"> مَا لَكُمْ لاَ تَنطِقُونَؐ </text:span><text:span text:style-name="T3">(92)</text:span><text:span text:style-name="T2"> فَرَاغَ عَلَيْهِمْ ضَرْباَۢ بِالْيَمِينِ </text:span><text:span text:style-name="T3">(93)</text:span><text:span text:style-name="T2"> فَأَقْبَلُوٓاْ إِلَيْهِ يَزۣفُّونَؐ </text:span><text:span text:style-name="T3">(94)</text:span><text:span text:style-name="T2"> قَالَ أَتَعْبُدُونَ مَا تَنْحِتُونَ </text:span><text:span text:style-name="T3">(95)</text:span><text:span text:style-name="T2"> وَاللَّهُ خَلَقَكُمْ وَمَا تَعْمَلُونَؐ </text:span><text:span text:style-name="T3">(96)</text:span><text:span text:style-name="T2"> قَالُواْ èبْنُواْ لَهُ„ بُنْيَـٰناً فَأَلْقُوهُ فِى </text:span><text:span text:style-name="T5">۱</text:span><text:span text:style-name="T2">لْجَحِيمِ </text:span><text:span text:style-name="T3">(97)</text:span><text:span text:style-name="T2"> فَأَرَادُواْ بِهِ” كَيْداً فَجَعَلْنَـٰهُمُ </text:span><text:span text:style-name="T5">۴</text:span><text:span text:style-name="T2">لاَسْفَلِينَؐ </text:span><text:span text:style-name="T3">(98)</text:span><text:span text:style-name="T2"> وَقَالَ إِنِّى ذَاهِب٘ اِلَيٰ رَبِّى سَيَهْدِينِؐ </text:span><text:span text:style-name="T3">(99)</text:span><text:span text:style-name="T2"> رَبِّ هَبْ لِى مِــنَ </text:span><text:span text:style-name="T5">۰</text:span><text:span text:style-name="T2">ڤصَّـٰڤِحِينَؐ </text:span><text:span text:style-name="T3">(100)</text:span><text:span text:style-name="T2"> فَبَشَّرْنَـٰهُ بِغُچَمٖ حَلِيمٍؐ </text:span><text:span text:style-name="T3">(101)</text:span><text:span text:style-name="T2"> فَلَمَّا بَلَغَ مَعَهُ </text:span><text:span text:style-name="T5">۴</text:span><text:span text:style-name="T2">لسَّعْيَ قَالَ يَـٰبُنَيِّ إِنِّيَ أَرۭيٰ فِى </text:span><text:span text:style-name="T5">۱</text:span><text:span text:style-name="T2">لْمَنَامِ أَنِّــيَ أَذْبَحُكَ فَانظُرْ مَاذَا تَرۭيٰؐ</text:span></text:p>
      <text:p text:style-name="P3" loext:marker-style-name="T2"/>
      <text:p text:style-name="P4" loext:marker-style-name="T2"><text:span text:style-name="T2">462</text:span></text:p>
      <text:p text:style-name="P2" loext:marker-style-name="T2"><text:span text:style-name="T2">قَالَ يَـٰٓأَبَتِ 'فْعَــلْ مَا تُومَرُؐ سَتَجِدُنِيَ إِن شَآءَ </text:span><text:span text:style-name="T5">۰</text:span><text:span text:style-name="T2">للَّهُ مِــنَ </text:span><text:span text:style-name="T5">۰</text:span><text:span text:style-name="T2">لصَّـٰبِـرۣينَؐ </text:span><text:span text:style-name="T3">(102)</text:span><text:span text:style-name="T2"> فَلَمَّآ أَسْلَمَا وَتَلَّهُ„ ڤِڤْجَبِينِ </text:span><text:span text:style-name="T3">(103)</text:span><text:span text:style-name="T2"> وَنَـٰدَيْنَـٰهُ أَنْ يَّـٰٓإِبْرَ؛هِيمُ </text:span><text:span text:style-name="T3">(104)</text:span><text:span text:style-name="T2"> قَدْ صَدَّقْتَ </text:span><text:span text:style-name="T5">۰</text:span><text:span text:style-name="T2">لرُّءْيۭآؐ إِنَّا كَذَ؛لِــكَ نَجْزۣى </text:span><text:span text:style-name="T5">۱</text:span><text:span text:style-name="T2">ڤْمُحْسِنِينَؐ </text:span><text:span text:style-name="T3">(105)</text:span><text:span text:style-name="T2"> إِنَّ هَـٰذَا لَهُوَ </text:span><text:span text:style-name="T5">۰</text:span><text:span text:style-name="T2">لْبَـ£ـؤُاْ </text:span><text:span text:style-name="T5">۴</text:span><text:span text:style-name="T2">لْمُبِينُؐ </text:span><text:span text:style-name="T3">(106)</text:span><text:span text:style-name="T2"> وَفَدَيْنَـٰهُ بِذِبْحٖ عَظِيمٍؐ </text:span><text:span text:style-name="T3">(107)</text:span><text:span text:style-name="T2"> وَتَرَكْنَا عَلَيْهِ فِى </text:span><text:span text:style-name="T5">۱</text:span><text:span text:style-name="T2">لاَخِرۣينَؐ </text:span><text:span text:style-name="T3">(108)</text:span><text:span text:style-name="T2"> سَچَم٘ عَلَيٰٓ إِبْرَ؛هِيمَؐ </text:span><text:span text:style-name="T3">(109)</text:span><text:span text:style-name="T2"> كَذَ؛لِــكَ نَجْزۣى </text:span><text:span text:style-name="T5">۱</text:span><text:span text:style-name="T2">ڤْمُحْسِنِينَؐ </text:span><text:span text:style-name="T3">(110)</text:span><text:span text:style-name="T2"> إِنَّهُ„ مِنْ عِبَادِنَا </text:span><text:span text:style-name="T5">۰</text:span><text:span text:style-name="T2">لْمُومِنِينَؐ </text:span><text:span text:style-name="T3">(111)</text:span><text:span text:style-name="T2"> وَبَشَّرْنَـٰهُ بِإِسْحَـٰقَ نَبِيٓــٔاً مِّــنَ </text:span><text:span text:style-name="T5">۰</text:span><text:span text:style-name="T2">ڤصَّـٰڤِحِينَ </text:span><text:span text:style-name="T3">(112)</text:span><text:span text:style-name="T2"> وَبَـٰرَكْنَا عَلَيْهِ وَعَلَيٰٓ إِسْحَـٰقَؐ وَمِن ذُرّۣيَّتِهِمَا مُحْسِنٌ وَظَالِمٌ لِّنَفْسِهِ” مُبِينٌؐ </text:span><text:span text:style-name="T3">(113)</text:span><text:span text:style-name="T2"> ® وَلَقَدْ مَنَـنَّا عَلَيٰ مُوسۭيٰ وَهَـٰرُونَ </text:span><text:span text:style-name="T3">(114)</text:span><text:span text:style-name="T2"> وَنَجَّيْنَـٰهُمَا وَقَوْمَهُمَا مِــنَ </text:span><text:span text:style-name="T5">۰</text:span><text:span text:style-name="T2">لْكَرْبِ </text:span><text:span text:style-name="T5">۱</text:span><text:span text:style-name="T2">لْعَظِيمِؐ </text:span><text:span text:style-name="T3">(115)</text:span><text:span text:style-name="T2"> وَنَصَرْنَـٰهُمْ فَكَانُواْ هُمُ </text:span><text:span text:style-name="T5">۴</text:span><text:span text:style-name="T2">لْغَـٰلِبِينَؐ </text:span><text:span text:style-name="T3">(116)</text:span><text:span text:style-name="T2"> وَءَاتَيْنَـٰهُمَا </text:span><text:span text:style-name="T5">۰</text:span><text:span text:style-name="T2">لْكِتَـٰبَ </text:span><text:span text:style-name="T5">۰</text:span><text:span text:style-name="T2">لْمُسْتَبِينَؐ </text:span><text:span text:style-name="T3">(117)</text:span><text:span text:style-name="T2"> وَهَدَيْنَـٰهُمَا </text:span><text:span text:style-name="T5">۰</text:span><text:span text:style-name="T2">لصِّرَ؛طَ </text:span><text:span text:style-name="T5">۰</text:span><text:span text:style-name="T2">لْمُسْتَقِيمَؐ </text:span><text:span text:style-name="T3">(118)</text:span><text:span text:style-name="T2"> وَتَرَكْنَا عَلَيْهِمَا فِى </text:span><text:span text:style-name="T5">۱</text:span><text:span text:style-name="T2">لاَخِرۣينَؐ </text:span><text:span text:style-name="T3">(119)</text:span><text:span text:style-name="T2"> سَچَم٘ عَلَيٰ مُوسۭيٰ وَهَـٰرُونَؐ </text:span><text:span text:style-name="T3">(120)</text:span><text:span text:style-name="T2"> إِنَّا كَذَ؛لِــكَ نَجْزۣﻯ </text:span><text:span text:style-name="T5">۱</text:span><text:span text:style-name="T2">ڤْمُحْسِنِينَؐ </text:span><text:span text:style-name="T3">(121)</text:span><text:span text:style-name="T2"> إِنَّهُمَا مِنْ عِبَادِنَا </text:span><text:span text:style-name="T5">۰</text:span><text:span text:style-name="T2">لْمُومِنِينَؐ </text:span><text:span text:style-name="T3">(122)</text:span><text:span text:style-name="T2"> وَإِنَّ إِلْيَاسَ لَمِنَ </text:span><text:span text:style-name="T5">۰</text:span><text:span text:style-name="T2">لْمُرْسَلِينَ </text:span><text:span text:style-name="T3">(123)</text:span><text:span text:style-name="T2"> إِذْ قَالَ لِقَوْمِهِ“ أَلاَ تَتَّقُونَ </text:span><text:span text:style-name="T3">(124)</text:span></text:p>
      <text:p text:style-name="P3" loext:marker-style-name="T2"/>
      <text:p text:style-name="P4" loext:marker-style-name="T2"><text:span text:style-name="T2">46</text:span></text:p>
      <text:p text:style-name="P2" loext:marker-style-name="T2"><text:span text:style-name="T2">أَتَدْعُونَ بَعْلًا وَتَذَرُونَ أَحْسَــنَ </text:span><text:span text:style-name="T5">۰</text:span><text:span text:style-name="T2">لْخَـٰلِقِينَؐ </text:span><text:span text:style-name="T3">(125)</text:span><text:span text:style-name="T2"> </text:span><text:span text:style-name="T5">۰</text:span><text:span text:style-name="T2">للَّهُ رَبُّكُمْ وَرَبُّ ءَابَآئِكُمُ </text:span><text:span text:style-name="T5">۴</text:span><text:span text:style-name="T2">لاَوَّلِينَؐ </text:span><text:span text:style-name="T3">(126)</text:span><text:span text:style-name="T2"> فَكَذَّبُوهُ فَإِنَّهُمْ ڤَمُحْضَرُونَ </text:span><text:span text:style-name="T3">(127)</text:span><text:span text:style-name="T2"> إِلاَّ عِبَادَ </text:span><text:span text:style-name="T5">۰</text:span><text:span text:style-name="T2">للَّهِ </text:span><text:span text:style-name="T5">۱</text:span><text:span text:style-name="T2">ڤْمُخْلَصِينَؐ </text:span><text:span text:style-name="T3">(128)</text:span><text:span text:style-name="T2"> وَتَرَكْنَا عَلَيْهِ فِى </text:span><text:span text:style-name="T5">۱</text:span><text:span text:style-name="T2">لاَخِرۣينَؐ </text:span><text:span text:style-name="T3">(129)</text:span><text:span text:style-name="T2"> سَچَم٘ عَلَــيٰٓ ءَالِ يَاسِينَؐ </text:span><text:span text:style-name="T3">(130)</text:span><text:span text:style-name="T2"> إِنَّا كَذَ؛لِــكَ نَجْزۣى </text:span><text:span text:style-name="T5">۱</text:span><text:span text:style-name="T2">ڤْمُحْسِنِينَؐ </text:span><text:span text:style-name="T3">(131)</text:span><text:span text:style-name="T2"> إِنَّهُ„ مِــنْ عِبَادِنَا </text:span><text:span text:style-name="T5">۰</text:span><text:span text:style-name="T2">لْمُومِنِينَؐ </text:span><text:span text:style-name="T3">(132)</text:span><text:span text:style-name="T2"> وَإِنَّ لُوطاً لَّمِــنَ </text:span><text:span text:style-name="T5">۰</text:span><text:span text:style-name="T2">لْمُرْسَلِينَ </text:span><text:span text:style-name="T3">(133)</text:span><text:span text:style-name="T2"> إِذْ نَجَّيْنَـٰهُ وَأَهْلَهُ; أَجْمَعِينَ </text:span><text:span text:style-name="T3">(134)</text:span><text:span text:style-name="T2"> إِلاَّ عَجُوزاً فِى </text:span><text:span text:style-name="T5">۱</text:span><text:span text:style-name="T2">لْغَـٰبِـرۣينَ </text:span><text:span text:style-name="T3">(135)</text:span><text:span text:style-name="T2"> ثُمَّ دَمَّرْنَا </text:span><text:span text:style-name="T5">۰</text:span><text:span text:style-name="T2">لاَخَرۣينَؐ </text:span><text:span text:style-name="T3">(136)</text:span><text:span text:style-name="T2"> وَإِنَّكُمْ لَتَمُرُّونَ عَلَيْهِم مُّصْبِحِينَ </text:span><text:span text:style-name="T3">(137)</text:span><text:span text:style-name="T2"> وَبِاليْلِؐ أَفَلاَ تَعْقِلُونَؐ </text:span><text:span text:style-name="T3">(138)</text:span><text:span text:style-name="T2"> وَإِنَّ يُونُسَ لَمِنَ </text:span><text:span text:style-name="T5">۰</text:span><text:span text:style-name="T2">لْمُرْسَلِينَ </text:span><text:span text:style-name="T3">(139)</text:span><text:span text:style-name="T2"> إِذَ اَبَقَ إِلَي </text:span><text:span text:style-name="T5">۰</text:span><text:span text:style-name="T2">لْفُلْكِ </text:span><text:span text:style-name="T5">۱</text:span><text:span text:style-name="T2">ڤْمَشْحُونِ </text:span><text:span text:style-name="T3">(140)</text:span><text:span text:style-name="T2"> فَسَاهَمَ فَكَانَ مِــنَ </text:span><text:span text:style-name="T5">۰</text:span><text:span text:style-name="T2">ڤْمُدْحَضِينَ </text:span><text:span text:style-name="T3">(141)</text:span><text:span text:style-name="T2"> فَالْتَقَمَهُ </text:span><text:span text:style-name="T5">۴</text:span><text:span text:style-name="T2">لْحُوتُ وَهُوَ مُلِيمٌؐ </text:span><text:span text:style-name="T3">(142)</text:span><text:span text:style-name="T2"> فَلَوْلآَ أَنَّهُ„ كَانَ مِنَ </text:span><text:span text:style-name="T5">۰</text:span><text:span text:style-name="T2">ڤْمُسَبِّحِينَ </text:span><text:span text:style-name="T3">(143)</text:span><text:span text:style-name="T2"> لَلَبِثَ فِى بَطْنِهِ“ إِلَيٰ يَوْمِ يُبْعَثُونَؐ </text:span><text:span text:style-name="T3">(144)</text:span><text:span text:style-name="T2"> ¤ فَنَبَذْنَـٰهُ بِالْعَرَآءِ وَهُوَ سَقِيمٌؐ </text:span><text:span text:style-name="T3">(145)</text:span><text:span text:style-name="T2"> وَأَنۢبَتْنَا عَلَيْهِ شَجَرَةً مِّـنْ يَّقْطِيـنٍؐ </text:span><text:span text:style-name="T3">(146)</text:span><text:span text:style-name="T2"> وَأَرْسَلْنَـٰهُ إِلَيٰ مِاْيؕةِ أَلْفٖ اَوْ يَزۣيدُونَؐ </text:span><text:span text:style-name="T3">(147)</text:span><text:span text:style-name="T2"> فَـــَٔامَنُواْ فَمَتَّعْنَـٰهُمُ; إِلَيٰ حِينٍؐ </text:span><text:span text:style-name="T3">(148)</text:span><text:span text:style-name="T2"> فَاسْتَفْتِهِمُ; أَلِرَبِّكَ</text:span></text:p>
      <text:p text:style-name="P3" loext:marker-style-name="T2"/>
      <text:p text:style-name="P4" loext:marker-style-name="T2"><text:span text:style-name="T2">464</text:span></text:p>
      <text:p text:style-name="P2" loext:marker-style-name="T2"><text:span text:style-name="T5">۰</text:span><text:span text:style-name="T2">لْبَنَاتُ وَلَهُمُ </text:span><text:span text:style-name="T5">۴</text:span><text:span text:style-name="T2">لْبَنُونَؐ </text:span><text:span text:style-name="T3">(149)</text:span><text:span text:style-name="T2"> أَمْ خَلَقْنَا </text:span><text:span text:style-name="T5">۰</text:span><text:span text:style-name="T2">لْمَلَئِكَةَ إِنَـٰثاً وَهُمْ شَـٰهِدُونَؐ </text:span><text:span text:style-name="T3">(150)</text:span><text:span text:style-name="T2"> أَلآَ إِنَّهُم مِّنِ اِفْكِهِمْ لَيَقُولُونَ </text:span><text:span text:style-name="T3">(151)</text:span><text:span text:style-name="T2"> وَلَدَ </text:span><text:span text:style-name="T5">۰</text:span><text:span text:style-name="T2">للَّهُ وَإِنَّهُمْ لَكَـٰذِبُونَؐ </text:span><text:span text:style-name="T3">(152)</text:span><text:span text:style-name="T2"> أَصْطَفَي </text:span><text:span text:style-name="T5">۰</text:span><text:span text:style-name="T2">لْبَنَاتِ عَلَي </text:span><text:span text:style-name="T5">۰</text:span><text:span text:style-name="T2">لْبَنِينَؐ </text:span><text:span text:style-name="T3">(153)</text:span><text:span text:style-name="T2"> مَا لَكُمْؐ كَيْفَ تَحْكُمُونَؐ </text:span><text:span text:style-name="T3">(154)</text:span><text:span text:style-name="T2"> أَفَلاَ تَذَّكَّرُونَؐ </text:span><text:span text:style-name="T3">(155)</text:span><text:span text:style-name="T2"> أَمْ لَكُمْ سُلْطَـٰنٌ مُّبِينٌ </text:span><text:span text:style-name="T3">(156)</text:span><text:span text:style-name="T2"> فَاتُواْ بِكِتَـٰبِكُمُ; إِن كُنتُمْ صَـٰدِقِينَؐ </text:span><text:span text:style-name="T3">(157)</text:span><text:span text:style-name="T2"> وَجَعَلُواْ بَيْنَهُ„ وَبَيْنَ </text:span><text:span text:style-name="T5">۰</text:span><text:span text:style-name="T2">لْجِنَّةِ نَسَباًؐ وَلَقَدْ عَلِمَتِ </text:span><text:span text:style-name="T5">۱</text:span><text:span text:style-name="T2">لْجِنَّةُ إِنَّهُمْ ڤَمُحْضَرُونَؐ </text:span><text:span text:style-name="T3">(158)</text:span><text:span text:style-name="T2"> سُبْحَـٰــنَ </text:span><text:span text:style-name="T5">۰</text:span><text:span text:style-name="T2">للَّهِ عَمَّا يَصِفُونَؐ </text:span><text:span text:style-name="T3">(159)</text:span><text:span text:style-name="T2"> إِلاَّ عِبَادَ </text:span><text:span text:style-name="T5">۰</text:span><text:span text:style-name="T2">للَّهِ </text:span><text:span text:style-name="T5">۱</text:span><text:span text:style-name="T2">ڤْمُخْلَصِينَؐ </text:span><text:span text:style-name="T3">(160)</text:span><text:span text:style-name="T2"> فَإِنَّكُمْ وَمَا تَعْبُدُونَ </text:span><text:span text:style-name="T3">(161)</text:span><text:span text:style-name="T2"> مَآ أَنتُمْ عَلَيْهِ بِفَـٰتِنِينَ </text:span><text:span text:style-name="T3">(162)</text:span><text:span text:style-name="T2"> إِلاَّ مَنْ هُوَ صَالِ </text:span><text:span text:style-name="T5">۱</text:span><text:span text:style-name="T2">لْجَحِيمِؐ </text:span><text:span text:style-name="T3">(163)</text:span><text:span text:style-name="T2"> وَمَا مِنَّآ إِلاَّ لَهُ„ مَقَامٌ مَّعْلُومٌؐ </text:span><text:span text:style-name="T3">(164)</text:span><text:span text:style-name="T2"> وَإِنَّا ڤَنَحْــنُ </text:span><text:span text:style-name="T5">۴</text:span><text:span text:style-name="T2">لصَّآفُّونَ </text:span><text:span text:style-name="T3">(165)</text:span><text:span text:style-name="T2"> وَإِنَّا ڤَنَحْــنُ </text:span><text:span text:style-name="T5">۴</text:span><text:span text:style-name="T2">ڤْمُسَبِّحُونَؐ </text:span><text:span text:style-name="T3">(166)</text:span><text:span text:style-name="T2"> وَإِن كَانُواْ لَيَقُولُونَ </text:span><text:span text:style-name="T3">(167)</text:span><text:span text:style-name="T2"> لَوَ اَنَّ عِندَنَا ذِكْراً مِّــنَ </text:span><text:span text:style-name="T5">۰</text:span><text:span text:style-name="T2">لاَوَّلِينَ </text:span><text:span text:style-name="T3">(168)</text:span><text:span text:style-name="T2"> لَكُنَّا عِبَادَ </text:span><text:span text:style-name="T5">۰</text:span><text:span text:style-name="T2">للَّهِ </text:span><text:span text:style-name="T5">۱</text:span><text:span text:style-name="T2">ڤْمُخْلَصِينَؐ </text:span><text:span text:style-name="T3">(169)</text:span><text:span text:style-name="T2"> فَكَفَرُواْ بِهِؐ” فَسَوْفَ يَعْلَمُونَؐ </text:span><text:span text:style-name="T3">(170)</text:span><text:span text:style-name="T2"> وَلَقَدْ سَبَقَتْ كَلِمَتُنَا لِعِبَادِنَا </text:span><text:span text:style-name="T5">۰</text:span><text:span text:style-name="T2">لْمُرْسَلِينَ </text:span><text:span text:style-name="T3">(171)</text:span><text:span text:style-name="T2"> إِنَّهُمْ لَهُمُ </text:span><text:span text:style-name="T5">۴</text:span><text:span text:style-name="T2">لْمَنصُورُونَ </text:span><text:span text:style-name="T3">(172)</text:span><text:span text:style-name="T2"> وَإِنَّ جُندَنَا لَهُمُ </text:span><text:span text:style-name="T5">۴</text:span><text:span text:style-name="T2">لْغَـٰلِبُونَؐ </text:span><text:span text:style-name="T3">(173)</text:span></text:p>
      <text:p text:style-name="P3" loext:marker-style-name="T2"/>
      <text:p text:style-name="P4" loext:marker-style-name="T2"><text:span text:style-name="T2">465</text:span></text:p>
      <text:p text:style-name="P2" loext:marker-style-name="T2"><text:span text:style-name="T2">فَتَوَلَّ عَنْهُمْ حَتَّيٰ حِينٍؐ </text:span><text:span text:style-name="T3">(174)</text:span><text:span text:style-name="T2"> وَأَبْصِرْهُمْ فَسَوْفَ يُبْصِرُونَؐ </text:span><text:span text:style-name="T3">(175)</text:span><text:span text:style-name="T2"> أَفَبِعَذَابِنَا يَسْتَعْجِلُونَؐ </text:span><text:span text:style-name="T3">(176)</text:span><text:span text:style-name="T2"> فَإِذَا نَزَلَ بِسَاحَتِهِمْ فَسَآءَ صَبَاحُ </text:span><text:span text:style-name="T5">۴</text:span><text:span text:style-name="T2">لْمُنذَرۣينَؐ </text:span><text:span text:style-name="T3">(177)</text:span><text:span text:style-name="T2"> وَتَوَلَّ عَنْهُمْ حَتَّيٰ حِينٍؐ </text:span><text:span text:style-name="T3">(178)</text:span><text:span text:style-name="T2"> وَأَبْصِرْ فَسَوْفَ يُبْصِرُونَؐ </text:span><text:span text:style-name="T3">(179)</text:span><text:span text:style-name="T2"> سُبْحَـٰنَ رَبِّــكَ رَبِّ </text:span><text:span text:style-name="T5">۱</text:span><text:span text:style-name="T2">لْعِزَّةِ عَمَّا يَصِفُونَؐ </text:span><text:span text:style-name="T3">(180)</text:span><text:span text:style-name="T2"> وَسَچَم٘ عَلَــي </text:span><text:span text:style-name="T5">۰</text:span><text:span text:style-name="T2">لْمُرْسَلِينَؐ </text:span><text:span text:style-name="T3">(181)</text:span><text:span text:style-name="T2"> وَالْحَمْدُ لِلهِ رَبِّ </text:span><text:span text:style-name="T5">۱</text:span><text:span text:style-name="T2">لْعَـٰلَمِينَ </text:span><text:span text:style-name="T3">(182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54:48.167817535</meta:creation-date>
    <dc:date>2025-03-03T13:55:07.288103984</dc:date>
    <meta:editing-duration>PT22S</meta:editing-duration>
    <meta:editing-cycles>1</meta:editing-cycles>
    <meta:document-statistic meta:table-count="0" meta:image-count="0" meta:object-count="0" meta:page-count="9" meta:paragraph-count="18" meta:word-count="1062" meta:character-count="5974" meta:non-whitespace-character-count="4930"/>
    <meta:generator>LibreOffice/24.8.2.1$Linux_X86_64 LibreOffice_project/0f794b6e29741098670a3b95d60478a65d05ef13</meta:generator>
  </office:meta>
</office:document-meta>
</file>